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akar" fo:font-size="12pt" style:text-underline-style="none" officeooo:rsid="001b7a46" officeooo:paragraph-rsid="001b7a46" style:font-size-asian="12pt" style:font-size-complex="12pt"/>
    </style:style>
    <style:style style:name="P2" style:family="paragraph" style:parent-style-name="Standard" style:list-style-name="Numbering_20_123">
      <style:paragraph-properties fo:text-align="start" style:justify-single-word="false"/>
      <style:text-properties officeooo:paragraph-rsid="001b7a46"/>
    </style:style>
    <style:style style:name="P3" style:family="paragraph" style:parent-style-name="Standard" style:list-style-name="Numbering_20_123">
      <style:paragraph-properties fo:text-align="start" style:justify-single-word="false"/>
      <style:text-properties fo:font-variant="normal" fo:text-transform="none" fo:color="#444444" style:font-name="monospace" fo:font-size="9.75pt" fo:letter-spacing="normal" fo:font-style="normal" fo:font-weight="normal" officeooo:rsid="001b7a46" officeooo:paragraph-rsid="001b7a46" style:font-size-asian="10.5pt" style:font-size-complex="12pt"/>
    </style:style>
    <style:style style:name="P4" style:family="paragraph" style:parent-style-name="Standard" style:list-style-name="Numbering_20_123">
      <style:paragraph-properties fo:text-align="start" style:justify-single-word="false"/>
      <style:text-properties fo:font-variant="normal" fo:text-transform="none" fo:color="#000000" style:font-name="aakar" fo:font-size="12pt" fo:letter-spacing="normal" fo:font-style="normal" style:text-underline-style="none" fo:font-weight="normal" officeooo:rsid="001b7a46" officeooo:paragraph-rsid="001b7a46" style:font-size-asian="12pt" style:font-size-complex="12pt"/>
    </style:style>
    <style:style style:name="P5" style:family="paragraph" style:parent-style-name="Standard" style:list-style-name="Numbering_20_123">
      <style:paragraph-properties fo:text-align="start" style:justify-single-word="false"/>
      <style:text-properties fo:font-variant="normal" fo:text-transform="none" fo:color="#000000" style:font-name="aakar" fo:font-size="12pt" fo:letter-spacing="normal" fo:font-style="normal" style:text-underline-style="none" fo:font-weight="normal" officeooo:rsid="00227ba8" officeooo:paragraph-rsid="001b7a46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akar" fo:font-size="12pt" fo:letter-spacing="normal" fo:font-style="normal" style:text-underline-style="none" fo:font-weight="normal" officeooo:rsid="001b7a46" style:text-blinking="false" fo:background-color="transparent" loext:char-shading-value="0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2" style:family="text">
      <style:text-properties fo:font-variant="normal" fo:text-transform="none" fo:color="#000000" style:font-name="aakar" fo:font-size="12pt" fo:letter-spacing="normal" fo:font-style="normal" style:text-underline-style="none" fo:font-weight="normal" officeooo:rsid="001b7a46" style:font-size-asian="12pt" style:font-size-complex="12pt"/>
    </style:style>
    <style:style style:name="T3" style:family="text">
      <style:text-properties fo:color="#000000" style:text-line-through-style="none" style:text-line-through-type="none" style:font-name="aakar" fo:font-size="12pt" style:text-underline-style="none" style:text-blinking="false" fo:background-color="transparent" loext:char-shading-value="0" style:font-size-asian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4" style:family="text">
      <style:text-properties fo:color="#000000" style:text-line-through-style="none" style:text-line-through-type="none" style:font-name="aakar" fo:font-size="12pt" style:text-underline-style="none" officeooo:rsid="0021bb6d" style:text-blinking="false" fo:background-color="transparent" loext:char-shading-value="0" style:font-size-asian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5" style:family="text">
      <style:text-properties fo:color="#000000" style:font-name="aakar" fo:font-size="12pt" style:text-underline-style="none" style:font-size-asian="12pt"/>
    </style:style>
    <style:style style:name="T6" style:family="text">
      <style:text-properties fo:color="#000000" style:font-name="aakar" fo:font-size="12pt" style:text-underline-style="none" style:font-size-asian="12pt" style:font-size-complex="12pt"/>
    </style:style>
    <style:style style:name="T7" style:family="text">
      <style:text-properties officeooo:rsid="0024ccf5"/>
    </style:style>
    <style:style style:name="T8" style:family="text">
      <style:text-properties officeooo:rsid="00227b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swers</text:p>
      <text:p text:style-name="P1"/>
      <text:list xml:id="list406783667" text:style-name="Numbering_20_123">
        <text:list-item>
    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6">SELECT</text:span></text:a><text:span text:style-name="T1"> </text:span><text:span text:style-name="T2">dname FROM `dept`;</text:span></text:p>
        </text:list-item>
        <text:list-item>
    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SELECT</text:a><text:span text:style-name="T1"> </text:span><text:span text:style-name="T2">* FROM `emp`;</text:span></text:p>
        </text:list-item>
        <text:list-item>
          <text:p text:style-name="P3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5">SELECT</text:span></text:a><text:span text:style-name="T3"> </text:span><text:span text:style-name="T5">ename, job FROM `emp`;</text:span></text:p>
        </text:list-item>
        <text:list-item>
          <text:p text:style-name="P3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5">SELECT</text:span></text:a><text:span text:style-name="T3"> </text:span><text:span text:style-name="T5">ename, sal FROM `emp`;</text:span></text:p>
        </text:list-item>
        <text:list-item>
          <text:p text:style-name="P3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5">SELECT</text:span></text:a><text:span text:style-name="T3"> </text:span><text:span text:style-name="T5">empno, sal FROM `emp`;</text:span></text:p>
        </text:list-item>
        <text:list-item>
          <text:p text:style-name="P3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5">SELECT</text:span></text:a><text:span text:style-name="T3"> </text:span><text:span text:style-name="T5">ename, sal*12 FROM `emp`;</text:span></text:p>
        </text:list-item>
        <text:list-item>
          <text:p text:style-name="P3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5">SELECT</text:span></text:a><text:span text:style-name="T3"> </text:span><text:span text:style-name="T5">ename, deptno FROM `emp` WHERE deptno = 10;</text:span></text:p>
        </text:list-item>
        <text:list-item>
          <text:p text:style-name="P3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5">SELECT</text:span></text:a><text:span text:style-name="T3"> </text:span><text:span text:style-name="T5">ename, job, sal FROM `emp` WHERE job = 'clerk' </text:span><text:a xlink:type="simple" xlink:href="http://localhost/phpmyadmin/url.php?url=https://dev.mysql.com/doc/refman/8.0/en/logical-operators.html#operator_and" office:target-frame-name="mysql_doc" xlink:show="replace" text:style-name="Internet_20_link" text:visited-style-name="Visited_20_Internet_20_Link">AND</text:a><text:span text:style-name="T3"> </text:span><text:span text:style-name="T4">s</text:span><text:span text:style-name="T5">al &gt; 3000;</text:span></text:p>
        </text:list-item>
        <text:list-item>
          <text:p text:style-name="P3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SELECT</text:a><text:span text:style-name="T3"> </text:span><text:span text:style-name="T5">ename, empno, comm FROM `emp` WHERE comm &gt; 0;</text:span></text:p>
        </text:list-item>
        <text:list-item>
          <text:p text:style-name="P3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SELECT</text:a><text:span text:style-name="T3"> </text:span><text:span text:style-name="T5">ename, empno, comm FROM `emp` WHERE comm = 0 </text:span><text:a xlink:type="simple" xlink:href="http://localhost/phpmyadmin/url.php?url=https://dev.mysql.com/doc/refman/8.0/en/logical-operators.html#operator_or" office:target-frame-name="mysql_doc" xlink:show="replace" text:style-name="Internet_20_link" text:visited-style-name="Visited_20_Internet_20_Link">OR</text:a><text:span text:style-name="T3"> </text:span><text:span text:style-name="T5">comm </text:span><text:a xlink:type="simple" xlink:href="http://localhost/phpmyadmin/url.php?url=https://dev.mysql.com/doc/refman/8.0/en/comparison-operators.html#operator_is" office:target-frame-name="mysql_doc" xlink:show="replace" text:style-name="Internet_20_link" text:visited-style-name="Visited_20_Internet_20_Link">IS</text:a><text:span text:style-name="T3"> </text:span><text:span text:style-name="T5">NULL;</text:span></text:p>
        </text:list-item>
        <text:list-item>
          <text:p text:style-name="P3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SELECT</text:a><text:span text:style-name="T3"> </text:span><text:span text:style-name="T5">ename, job, sal FROM `emp` WHERE (job = 'clerk' </text:span><text:a xlink:type="simple" xlink:href="http://localhost/phpmyadmin/url.php?url=https://dev.mysql.com/doc/refman/8.0/en/logical-operators.html#operator_or" office:target-frame-name="mysql_doc" xlink:show="replace" text:style-name="Internet_20_link" text:visited-style-name="Visited_20_Internet_20_Link">OR</text:a><text:span text:style-name="T3"> </text:span><text:span text:style-name="T5">job = 'salesman' </text:span><text:a xlink:type="simple" xlink:href="http://localhost/phpmyadmin/url.php?url=https://dev.mysql.com/doc/refman/8.0/en/logical-operators.html#operator_or" office:target-frame-name="mysql_doc" xlink:show="replace" text:style-name="Internet_20_link" text:visited-style-name="Visited_20_Internet_20_Link">OR</text:a><text:span text:style-name="T3"> </text:span><text:span text:style-name="T5">job = 'analyst') </text:span><text:a xlink:type="simple" xlink:href="http://localhost/phpmyadmin/url.php?url=https://dev.mysql.com/doc/refman/8.0/en/logical-operators.html#operator_and" office:target-frame-name="mysql_doc" xlink:show="replace" text:style-name="Internet_20_link" text:visited-style-name="Visited_20_Internet_20_Link">AND</text:a><text:span text:style-name="T3"> </text:span><text:span text:style-name="T5">sal &gt; 3000;</text:span></text:p>
        </text:list-item>
        <text:list-item>
          <text:p text:style-name="P5">select ename from emp where to_char (sysdate,’YYYY’) -to_char (hiredate,’YYYY’) &gt;=5</text:p>
        </text:list-item>
        <text:list-item>
          <text:p text:style-name="P5">select ename from emp where hiredate &lt; ’30- JUN-1990′ or hiredate &gt;’31-DEC-90′;</text:p>
        </text:list-item>
        <text:list-item>
          <text:p text:style-name="P5">select sysdate from dual;</text:p>
        </text:list-item>
        <text:list-item>
          <text:p text:style-name="P5">select username from all users;</text:p>
        </text:list-item>
        <text:list-item>
          <text:p text:style-name="P5">select name from tab;</text:p>
        </text:list-item>
        <text:list-item>
          <text:p text:style-name="P5">show user</text:p>
        </text:list-item>
        <text:list-item>
          <text:p text:style-name="P5">SELECT ename, deptno, job FROM `emp` WHERE deptno = 10 OR deptno = 20 OR deptno = 40 OR job = 'clerk' OR job = 'salesman' OR job = 'analyst';</text:p>
        </text:list-item>
        <text:list-item>
          <text:p text:style-name="P5">select ename from emp where ename like ‘S%’;</text:p>
        </text:list-item>
        <text:list-item>
          <text:p text:style-name="P5">select ename from emp where ename like ‘%S’;</text:p>
        </text:list-item>
        <text:list-item>
          <text:p text:style-name="P5">Select ename from EMP where ename like ‘_A%’;</text:p>
        </text:list-item>
        <text:list-item>
          <text:p text:style-name="P5">select ename from emp where length (ename) =5;</text:p>
        </text:list-item>
        <text:list-item>
          <text:p text:style-name="P4"><text:span text:style-name="T8">select ename from emp where job not in (‘MANAGER’</text:span><text:span text:style-name="T7">);</text:span></text:p>
        </text:list-item>
        <text:list-item>
          <text:p text:style-name="P5">select ename from emp where job not in (‘SALESMAN’,’CLERK’,’ANALYST’);</text:p>
        </text:list-item>
        <text:list-item>
          <text:p text:style-name="P5">Set pause on;</text:p>
        </text:list-item>
        <text:list-item>
          <text:p text:style-name="P5">Select count (*) from EMP;</text:p>
        </text:list-item>
        <text:list-item>
          <text:p text:style-name="P5">select sum (sal) from emp;</text:p>
        </text:list-item>
        <text:list-item>
          <text:p text:style-name="P5">select max (sal) from emp;</text:p>
        </text:list-item>
        <text:list-item>
          <text:p text:style-name="P5">select min (sal) from emp;</text:p>
        </text:list-item>
        <text:list-item>
          <text:p text:style-name="P5">select avg (sal) from emp;</text:p>
        </text:list-item>
        <text:list-item>
          <text:p text:style-name="P5">select max (sal) from emp where job=’CLERK’;</text:p>
        </text:list-item>
        <text:list-item>
          <text:p text:style-name="P5">select max (sal) from emp where deptno=20;</text:p>
        </text:list-item>
        <text:list-item>
          <text:p text:style-name="P5">select min (sal) from emp where job=’SALESMAN’;</text:p>
        </text:list-item>
        <text:list-item>
          <text:p text:style-name="P5">select avg (sal) from emp where job=’MANAGER’;</text:p>
        </text:list-item>
        <text:list-item>
          <text:p text:style-name="P5">select sum (sal) from emp where job=’ANALYST’ and deptno=40;</text:p>
        </text:list-item>
        <text:list-item>
          <text:p text:style-name="P5">select ename from emp order by sal;</text:p>
        </text:list-item>
        <text:list-item>
          <text:p text:style-name="P5">select ename from emp order by sal desc;</text:p>
        </text:list-item>
        <text:list-item>
          <text:p text:style-name="P5">select ename from emp order by ename;</text:p>
        </text:list-item>
        <text:list-item>
          <text:p text:style-name="P5">select empno, ename, deptno, sal from emp order by ename, deptno, sal;</text:p>
        </text:list-item>
        <text:list-item>
          <text:p text:style-name="P5">select ename, sal*12 from emp order by sal desc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7:05:12.897173720</meta:creation-date>
    <dc:date>2021-11-01T11:56:31.300469860</dc:date>
    <meta:editing-duration>PT1H1M2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41" meta:word-count="363" meta:character-count="1932" meta:non-whitespace-character-count="1650"/>
  </office:meta>
</office:document-meta>
</file>